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7.9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PoC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16 hrs 40 mins</text:p>
          </table:table-cell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sign and implement a small sized business problem and use 'java modelling language'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9" office:value-type="float" office:value="2185" calcext:value-type="float">
            <text:p>2185</text:p>
          </table:table-cell>
          <table:table-cell table:style-name="ce9" office:value-type="string" calcext:value-type="string">
            <text:p>36 hrs 25 mins</text:p>
          </table:table-cell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9" office:value-type="float" office:value="1435" calcext:value-type="float">
            <text:p>1435</text:p>
          </table:table-cell>
          <table:table-cell table:style-name="ce9" office:value-type="string" calcext:value-type="string">
            <text:p>23 hrs 55 mins</text:p>
          </table:table-cell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5:24:19.460552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20T15:26:07.563310035</dc:date>
    <meta:editing-duration>PT5H45M57S</meta:editing-duration>
    <meta:editing-cycles>67</meta:editing-cycles>
    <meta:generator>LibreOffice/6.0.7.3$Linux_X86_64 LibreOffice_project/00m0$Build-3</meta:generator>
    <meta:document-statistic meta:table-count="3" meta:cell-count="11487" meta:object-count="0"/>
  </office:meta>
</office:document-meta>
</file>